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egreya" svg:font-family="Alegreya"/>
    <style:font-face style:name="Alegreya Sans" svg:font-family="'Alegreya Sans'" style:font-family-generic="swiss"/>
    <style:font-face style:name="Alegreya Sans ExtraBold" svg:font-family="'Alegreya Sans ExtraBold'" style:font-adornments="Regular" style:font-family-generic="swiss" style:font-pitch="variable"/>
    <style:font-face style:name="Alegreya Sans1" svg:font-family="'Alegreya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ec Mono Casual" svg:font-family="'Rec Mono Casual'" style:font-adornments="Bold Italic" style:font-pitch="fixed"/>
    <style:font-face style:name="Rec Mono Casual1" svg:font-family="'Rec Mono Casual'" style:font-adornments="Regular" style:font-pitch="fixed"/>
  </office:font-face-decls>
  <office:automatic-styles>
    <style:style style:name="Table1" style:family="table">
      <style:table-properties style:width="27.7cm" table:align="right" style:shadow="none" style:may-break-between-rows="true" table:border-model="collapsing"/>
    </style:style>
    <style:style style:name="Table1.A" style:family="table-column">
      <style:table-column-properties style:column-width="7.98cm"/>
    </style:style>
    <style:style style:name="Table1.B" style:family="table-column">
      <style:table-column-properties style:column-width="15.519cm"/>
    </style:style>
    <style:style style:name="Table1.C" style:family="table-column">
      <style:table-column-properties style:column-width="4.202cm"/>
    </style:style>
    <style:style style:name="Table1.1" style:family="table-row">
      <style:table-row-properties style:min-row-height="1.016cm" fo:keep-together="auto"/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5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5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9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1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1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1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15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15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15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1.A1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16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e1.C16" style:family="table-cell" style:data-style-name="N1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b317e"/>
    </style:style>
    <style:style style:name="P2" style:family="paragraph" style:parent-style-name="Preformatted_20_Text">
      <style:text-properties fo:font-size="8pt" style:font-size-asian="8pt" style:font-size-complex="8pt"/>
    </style:style>
    <style:style style:name="T1" style:family="text">
      <style:text-properties fo:font-style="italic" fo:font-weight="bold" officeooo:rsid="0009e295" style:font-style-asian="italic" style:font-weight-asian="bold" style:font-style-complex="italic" style:font-weight-complex="bold"/>
    </style:style>
    <style:style style:name="T2" style:family="text">
      <style:text-properties officeooo:rsid="0009e295"/>
    </style:style>
    <style:style style:name="T3" style:family="text">
      <style:text-properties fo:font-weight="bold" officeooo:rsid="0009e29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ba1f"/>
    </style:style>
    <style:style style:name="T6" style:family="text">
      <style:text-properties fo:font-weight="bold" officeooo:rsid="0006ba1f" style:font-weight-asian="bold" style:font-weight-complex="bold"/>
    </style:style>
    <style:style style:name="T7" style:family="text">
      <style:text-properties fo:font-weight="normal" officeooo:rsid="0006ba1f" style:font-weight-asian="normal" style:font-weight-complex="normal"/>
    </style:style>
    <style:style style:name="T8" style:family="text">
      <style:text-properties fo:font-weight="normal" officeooo:rsid="0009e295" style:font-weight-asian="normal" style:font-weight-complex="normal"/>
    </style:style>
    <style:style style:name="T9" style:family="text">
      <style:text-properties officeooo:rsid="00082a18"/>
    </style:style>
    <style:style style:name="T10" style:family="text">
      <style:text-properties fo:font-weight="bold" officeooo:rsid="00082a18" style:font-weight-asian="bold" style:font-weight-complex="bold"/>
    </style:style>
    <style:style style:name="T11" style:family="text">
      <style:text-properties fo:font-weight="normal" officeooo:rsid="00082a18" style:font-weight-asian="normal" style:font-weight-complex="normal"/>
    </style:style>
    <style:style style:name="T12" style:family="text">
      <style:text-properties officeooo:rsid="000b8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3 Window Manager:</text:span><text:span text:style-name="T2"> </text:span>Press <text:span text:style-name="T3">WIN</text:span><text:span text:style-name="T2"> to show task bar.</text:span> <text:span text:style-name="T4">WIN+ENTER</text:span> to open a new termina<text:span text:style-name="T5">l</text:span>. Press <text:span text:style-name="T4">WIN+</text:span><text:span text:style-name="T3">[</text:span><text:span text:style-name="T4">d</text:span><text:span text:style-name="T3">]</text:span> to run a program. <text:span text:style-name="T5">Press </text:span><text:span text:style-name="T6">WIN+SHIFT</text:span><text:span text:style-name="T7">+</text:span><text:span text:style-name="T8">[</text:span><text:span text:style-name="T6">q</text:span><text:span text:style-name="T8">]</text:span><text:span text:style-name="T5"> to close a window. Press </text:span><text:span text:style-name="T6">WIN+SHIFT</text:span><text:span text:style-name="T7">+</text:span><text:span text:style-name="T8">[</text:span><text:span text:style-name="T6">e</text:span><text:span text:style-name="T8">]</text:span><text:span text:style-name="T5"> to exit </text:span><text:span text:style-name="T2">i3</text:span><text:span text:style-name="T5">. </text:span><text:span text:style-name="T9">To move desktop </text:span><text:span text:style-name="T10">WIN</text:span><text:span text:style-name="T11">+</text:span><text:span text:style-name="T8">[</text:span><text:span text:style-name="T10">1</text:span><text:span text:style-name="T8">]</text:span><text:span text:style-name="T11">-</text:span><text:span text:style-name="T8">[</text:span><text:span text:style-name="T3">9</text:span><text:span text:style-name="T8">]</text:span><text:span text:style-name="T11">.</text:span><text:span text:style-name="T9"> To move an app to a new desktop </text:span><text:span text:style-name="T10">WIN+Shift</text:span><text:span text:style-name="T11">+</text:span><text:span text:style-name="T8">[</text:span><text:span text:style-name="T10">1</text:span><text:span text:style-name="T8">]</text:span><text:span text:style-name="T11">-</text:span><text:span text:style-name="T8">[</text:span><text:span text:style-name="T3">9</text:span><text:span text:style-name="T8">]</text:span><text:span text:style-name="T11">. To </text:span><text:span text:style-name="T8">toggle</text:span><text:span text:style-name="T11"> </text:span><text:span text:style-name="T8">windows</text:span><text:span text:style-name="T11"> as </text:span><text:span text:style-name="T8">tabs/accordion</text:span><text:span text:style-name="T11"> </text:span><text:span text:style-name="T10">WIN+Shift</text:span><text:span text:style-name="T11">+</text:span><text:span text:style-name="T8">[</text:span><text:span text:style-name="T10">,</text:span><text:span text:style-name="T8">]</text:span><text:span text:style-name="T11"> as </text:span><text:span text:style-name="T8">toggle V/H </text:span><text:span text:style-name="T11">tiles </text:span><text:span text:style-name="T10">WIN+Shift</text:span><text:span text:style-name="T11">+</text:span><text:span text:style-name="T8">[</text:span><text:span text:style-name="T10">/</text:span><text:span text:style-name="T8">]</text:span><text:span text:style-name="T11"> and to float a window </text:span><text:span text:style-name="T10">WIN+Shift</text:span><text:span text:style-name="T11">+</text:span><text:span text:style-name="T8">[</text:span><text:span text:style-name="T10">.</text:span><text:span text:style-name="T8">]</text:span><text:span text:style-name="T11"> To resize a floating window </text:span><text:span text:style-name="T10">WIN+RMB</text:span><text:span text:style-name="T11"> and move it </text:span><text:span text:style-name="T10">WIN+LMB</text:span><text:span text:style-name="T11">. To move a window to scrachpad </text:span><text:span text:style-name="T10">WIN+Shift</text:span><text:span text:style-name="T11">+</text:span><text:span text:style-name="T8">[</text:span><text:span text:style-name="T10">+</text:span><text:span text:style-name="T8">]</text:span><text:span text:style-name="T10"> </text:span><text:span text:style-name="T11">and show/hide it </text:span><text:span text:style-name="T10">WIN</text:span><text:span text:style-name="T11">+</text:span><text:span text:style-name="T8">[</text:span><text:span text:style-name="T10">+</text:span><text:span text:style-name="T8">].</text:span></text:p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COMMAND</text:p>
          </table:table-cell>
          <table:table-cell table:style-name="Table1.B1" office:value-type="string">
            <text:p text:style-name="Table_20_Heading">PURPOSE</text:p>
          </table:table-cell>
          <table:table-cell table:style-name="Table1.C1" office:value-type="string">
            <text:p text:style-name="Table_20_Heading">NOTES</text:p>
          </table:table-cell>
        </table:table-row>
        <table:table-row table:style-name="Table1.1">
          <table:table-cell table:style-name="Table1.A2" office:value-type="string">
            <text:p text:style-name="Preformatted_20_Text">lsusb</text:p>
          </table:table-cell>
          <table:table-cell table:style-name="Table1.B2" office:value-type="string">
            <text:p text:style-name="Preformatted_20_Text">Show list of all connected USB devices</text:p>
          </table:table-cell>
          <table:table-cell table:style-name="Table1.C2">
            <text:p text:style-name="Preformatted_20_Text"/>
          </table:table-cell>
        </table:table-row>
        <table:table-row table:style-name="Table1.1">
          <table:table-cell table:style-name="Table1.A3" office:value-type="string">
            <text:p text:style-name="Preformatted_20_Text">xinput list</text:p>
          </table:table-cell>
          <table:table-cell table:style-name="Table1.B3" office:value-type="string">
            <text:p text:style-name="Preformatted_20_Text">Show list of all input devices including touch screen. </text:p>
          </table:table-cell>
          <table:table-cell table:style-name="Table1.C3" office:value-type="string">
            <text:p text:style-name="P2">Find screen and use ID number to enable / disable</text:p>
          </table:table-cell>
        </table:table-row>
        <table:table-row table:style-name="Table1.1">
          <table:table-cell table:style-name="Table1.A2" office:value-type="string">
            <text:p text:style-name="Preformatted_20_Text">xinput enable #</text:p>
            <text:p text:style-name="Preformatted_20_Text">xinput disable #</text:p>
          </table:table-cell>
          <table:table-cell table:style-name="Table1.B4" office:value-type="string">
            <text:p text:style-name="Preformatted_20_Text">Enable or disable touch screen or other device, # is the ID number you see in the list</text:p>
          </table:table-cell>
          <table:table-cell table:style-name="Table1.C2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reformatted_20_Text">toggleInput enable “ILITEK-TP”</text:p>
            <text:p text:style-name="Preformatted_20_Text">toggleInput disable “ILITEK-TP”</text:p>
          </table:table-cell>
          <table:table-cell table:style-name="Table1.B5" office:value-type="string">
            <text:p text:style-name="Preformatted_20_Text">Enable or disable touch screen using the touchscreen name</text:p>
          </table:table-cell>
          <table:table-cell table:style-name="Table1.C5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reformatted_20_Text">cagelab-reset-code.sh</text:p>
          </table:table-cell>
          <table:table-cell table:style-name="Table1.B6" office:value-type="string">
            <text:p text:style-name="Preformatted_20_Text"><text:span text:style-name="T12">g</text:span>it reset –hard and pull al repos.</text:p>
          </table:table-cell>
          <table:table-cell table:style-name="Table1.C2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reformatted_20_Text">cagelab-reset.sh</text:p>
          </table:table-cell>
          <table:table-cell table:style-name="Table1.B7" office:value-type="string">
            <text:p text:style-name="Preformatted_20_Text">Restart cogmoteGO and MATLAB theConductor</text:p>
          </table:table-cell>
          <table:table-cell table:style-name="Table1.C5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reformatted_20_Text">cagelab-reset-OBS.sh</text:p>
          </table:table-cell>
          <table:table-cell table:style-name="Table1.B8" office:value-type="string">
            <text:p text:style-name="Preformatted_20_Text">Restart mediamtx and OBS</text:p>
          </table:table-cell>
          <table:table-cell table:style-name="Table1.C2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reformatted_20_Text">cagelab-stop.sh</text:p>
          </table:table-cell>
          <table:table-cell table:style-name="Table1.B9" office:value-type="string">
            <text:p text:style-name="Preformatted_20_Text">Stop all cagelab services</text:p>
          </table:table-cell>
          <table:table-cell table:style-name="Table1.C5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reformatted_20_Text">cagelab-start.sh</text:p>
          </table:table-cell>
          <table:table-cell table:style-name="Table1.B10" office:value-type="string">
            <text:p text:style-name="Preformatted_20_Text">Start all cagelab services</text:p>
          </table:table-cell>
          <table:table-cell table:style-name="Table1.C2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reformatted_20_Text">cagelab-monitor.sh</text:p>
          </table:table-cell>
          <table:table-cell table:style-name="Table1.B11" office:value-type="string">
            <text:p text:style-name="Preformatted_20_Text">Show CPU/GPU use alongside cogmoteGO and MATLAB logs</text:p>
          </table:table-cell>
          <table:table-cell table:style-name="Table1.C5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reformatted_20_Text">update</text:p>
          </table:table-cell>
          <table:table-cell table:style-name="Table1.B12" office:value-type="string">
            <text:p text:style-name="Preformatted_20_Text">Update Code folders and essential software (needs internet)</text:p>
          </table:table-cell>
          <table:table-cell table:style-name="Table1.C2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reformatted_20_Text">cagepush -s remote folder</text:p>
          </table:table-cell>
          <table:table-cell table:style-name="Table1.B13" office:value-type="string">
            <text:p text:style-name="Preformatted_20_Text">On the control computer push one/many local folders to one/many remote cagelab over the local network</text:p>
          </table:table-cell>
          <table:table-cell table:style-name="Table1.C13" office:value-type="string">
            <text:p text:style-name="P2">Uses rsync</text:p>
          </table:table-cell>
        </table:table-row>
        <table:table-row table:style-name="Table1.1">
          <table:table-cell table:style-name="Table1.A2" office:value-type="string">
            <text:p text:style-name="Preformatted_20_Text">cagepull -s remote1 -s remote2</text:p>
          </table:table-cell>
          <table:table-cell table:style-name="Table1.B14" office:value-type="string">
            <text:p text:style-name="Preformatted_20_Text">On the control computer pull the data from multiple cagelab systems over local network.</text:p>
          </table:table-cell>
          <table:table-cell table:style-name="Table1.C14" office:value-type="string">
            <text:p text:style-name="P2">Uses rsync</text:p>
          </table:table-cell>
        </table:table-row>
        <table:table-row table:style-name="Table1.1">
          <table:table-cell table:style-name="Table1.A15" office:value-type="string">
            <text:p text:style-name="Preformatted_20_Text"><text:span text:style-name="T12">c</text:span>agepush-files -s remote app</text:p>
          </table:table-cell>
          <table:table-cell table:style-name="Table1.B15" office:value-type="string">
            <text:p text:style-name="Preformatted_20_Text">Push one/many files to one/many cagelab over the local network</text:p>
          </table:table-cell>
          <table:table-cell table:style-name="Table1.C15" office:value-type="string">
            <text:p text:style-name="P2">Uses scp</text:p>
          </table:table-cell>
        </table:table-row>
        <text:soft-page-break/>
        <table:table-row table:style-name="Table1.1">
          <table:table-cell table:style-name="Table1.A16" office:value-type="string">
            <text:p text:style-name="Preformatted_20_Text">`</text:p>
          </table:table-cell>
          <table:table-cell table:style-name="Table1.B16">
            <text:p text:style-name="Preformatted_20_Text"/>
          </table:table-cell>
          <table:table-cell table:style-name="Table1.C16">
            <text:p text:style-name="Preformatted_20_Text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egreya" svg:font-family="Alegreya"/>
    <style:font-face style:name="Alegreya Sans" svg:font-family="'Alegreya Sans'" style:font-family-generic="swiss"/>
    <style:font-face style:name="Alegreya Sans ExtraBold" svg:font-family="'Alegreya Sans ExtraBold'" style:font-adornments="Regular" style:font-family-generic="swiss" style:font-pitch="variable"/>
    <style:font-face style:name="Alegreya Sans1" svg:font-family="'Alegreya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ec Mono Casual" svg:font-family="'Rec Mono Casual'" style:font-adornments="Bold Italic" style:font-pitch="fixed"/>
    <style:font-face style:name="Rec Mono Casual1" svg:font-family="'Rec Mono Casual'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legreya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Alegreya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egreya Sans" fo:font-family="'Alegreya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legreya Sans" fo:font-family="'Alegreya Sans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legreya Sans" fo:font-family="'Alegreya Sans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legreya Sans" fo:font-family="'Alegreya Sans'" style:font-family-generic="swiss"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fo:color="#999999" loext:opacity="100%" style:font-name="Rec Mono Casual" fo:font-family="'Rec Mono Casual'" style:font-style-name="Bold Italic" style:font-pitch="fixed" fo:font-style="italic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legreya Sans1" fo:font-family="'Alegreya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legreya Sans ExtraBold" fo:font-family="'Alegreya Sans ExtraBold'" style:font-style-name="Regular" style:font-family-generic="swiss" style:font-pitch="variable" fo:font-size="14pt" fo:font-weight="800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eeeeee"/>
      <style:paragraph-properties fo:margin-top="0cm" fo:margin-bottom="0cm" style:contextual-spacing="false" fo:text-align="center" style:justify-single-word="false" style:page-number="auto" fo:background-color="transparent" style:vertical-align="middle">
        <style:tab-stops/>
      </style:paragraph-properties>
      <style:text-properties style:font-name="Rec Mono Casual1" fo:font-family="'Rec Mono Casual'" style:font-style-name="Regular" style:font-pitch="fixed" fo:font-size="12pt" fo:background-color="transparen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57ffe"/>
    </style:style>
    <style:style style:name="MT2" style:family="text">
      <style:text-properties officeooo:rsid="0006ba1f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span text:style-name="MT1">CageLab </text:span><text:span text:style-name="MT2">Command </text:span><text:span text:style-name="MT1">Cheat Shee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6:55:58.569292204</meta:creation-date>
    <dc:date>2025-12-08T17:13:15.813964278</dc:date>
    <meta:editing-duration>PT58M58S</meta:editing-duration>
    <meta:editing-cycles>5</meta:editing-cycles>
    <meta:generator>LibreOffice/25.8.3.2$Linux_X86_64 LibreOffice_project/8ca8d55c161d602844f5428fa4b58097424e324e</meta:generator>
    <meta:print-date>2025-12-08T16:24:08.231708018</meta:print-date>
    <meta:document-statistic meta:table-count="1" meta:image-count="0" meta:object-count="0" meta:page-count="2" meta:paragraph-count="40" meta:word-count="265" meta:character-count="1685" meta:non-whitespace-character-count="1458"/>
  </office:meta>
</office:document-meta>
</file>